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Grande" svg:font-family="'Lucida Grande', LucidaGrand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font-name="Times New Roman" fo:font-size="12pt" style:font-size-asian="12pt" style:font-size-complex="12pt"/>
    </style:style>
    <style:style style:name="T1" style:family="text">
      <style:text-properties fo:font-variant="normal" fo:text-transform="none" fo:color="#e8e6e3" style:font-name="Lucida Grande" fo:font-size="4.19999980926514pt" fo:letter-spacing="normal" fo:font-style="normal" fo:font-weight="normal" officeooo:rsid="000175a9"/>
    </style:style>
    <style:style style:name="T2" style:family="text">
      <style:text-properties fo:font-variant="normal" fo:text-transform="none" fo:color="#e8e6e3" fo:letter-spacing="normal" fo:font-style="normal" fo:font-weight="normal" officeooo:rsid="000175a9"/>
    </style:style>
    <style:style style:name="T3" style:family="text">
      <style:text-properties fo:font-variant="normal" fo:text-transform="none" fo:color="#e8e6e3" fo:font-size="4.19999980926514pt" fo:letter-spacing="normal" fo:font-style="normal" fo:font-weight="normal" officeooo:rsid="000175a9"/>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175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CNC Freze. Isi biraktigimiz icin makinayi satisa cikarttik.Yasli fakat toplam aktif olarak 750 saat calismistir. Yaninda kart okuma cihazi, tutucu masasi, takimlar ve tutucular, hava kurutma makinasi, kompressör, ayrica celik mengene hediye edilecektir. Yurt disindan makina ithali en az 6-8 aydan basalayan bu zamanda uygun bir fiyatta olan bu makinayi düsünmekte fayda var. Ikinci el CNC lerin fiyati artmadan telefonlarinizi bekliyoruz. Pazarlik payi dogru aliciya vardi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Grande" svg:font-family="'Lucida Grande', LucidaGrand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1-10-22T17:50:52.396000000</dc:date>
    <meta:editing-duration>PT1M</meta:editing-duration>
    <meta:editing-cycles>2</meta:editing-cycles>
    <meta:document-statistic meta:table-count="0" meta:image-count="0" meta:object-count="0" meta:page-count="1" meta:paragraph-count="1" meta:word-count="66" meta:character-count="475" meta:non-whitespace-character-count="410"/>
  </office:meta>
</office:document-meta>
</file>